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color="#808080" fo:font-size="12pt" officeooo:rsid="0018af73" officeooo:paragraph-rsid="0018af73" style:font-size-asian="12pt" style:font-size-complex="12pt"/>
    </style:style>
    <style:style style:name="P2" style:family="paragraph" style:parent-style-name="Preformatted_20_Text">
      <style:text-properties fo:color="#808080" fo:font-size="12pt" officeooo:rsid="0018af73" officeooo:paragraph-rsid="001ff8d6" style:font-size-asian="12pt" style:font-size-complex="12pt"/>
    </style:style>
    <style:style style:name="P3" style:family="paragraph" style:parent-style-name="Preformatted_20_Text">
      <style:text-properties fo:color="#808080" fo:font-size="12pt" officeooo:rsid="0018af73" officeooo:paragraph-rsid="0018af73" fo:background-color="#f6f9d4" style:font-size-asian="12pt" style:font-size-complex="12pt"/>
    </style:style>
    <style:style style:name="P4" style:family="paragraph" style:parent-style-name="Preformatted_20_Text">
      <style:text-properties fo:font-size="12pt" officeooo:paragraph-rsid="0018af73" style:font-size-asian="12pt" style:font-size-complex="12pt"/>
    </style:style>
    <style:style style:name="P5" style:family="paragraph" style:parent-style-name="Preformatted_20_Text">
      <style:text-properties fo:font-size="12pt" officeooo:rsid="001d5c0e" officeooo:paragraph-rsid="001d5c0e" style:font-size-asian="12pt" style:font-size-complex="12pt"/>
    </style:style>
    <style:style style:name="P6" style:family="paragraph" style:parent-style-name="Preformatted_20_Text">
      <style:text-properties fo:font-size="12pt" officeooo:paragraph-rsid="001ff8d6" style:font-size-asian="12pt" style:font-size-complex="12pt"/>
    </style:style>
    <style:style style:name="P7" style:family="paragraph" style:parent-style-name="Preformatted_20_Text">
      <style:text-properties fo:font-size="12pt" officeooo:paragraph-rsid="0022c875" style:font-size-asian="12pt" style:font-size-complex="12pt"/>
    </style:style>
    <style:style style:name="P8" style:family="paragraph" style:parent-style-name="Preformatted_20_Text">
      <style:text-properties officeooo:paragraph-rsid="001ff8d6"/>
    </style:style>
    <style:style style:name="P9" style:family="paragraph" style:parent-style-name="Preformatted_20_Text">
      <style:text-properties officeooo:paragraph-rsid="0022c875"/>
    </style:style>
    <style:style style:name="P10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  <style:text-properties fo:font-size="12pt" fo:background-color="#f6f9d4" style:font-size-asian="12pt" style:font-size-complex="12pt"/>
    </style:style>
    <style:style style:name="P11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font-size="12pt" style:font-size-asian="12pt" style:font-size-complex="12pt"/>
    </style:style>
    <style:style style:name="P12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font-size="12pt" fo:background-color="#f6f9d4" style:font-size-asian="12pt" style:font-size-complex="12pt"/>
    </style:style>
    <style:style style:name="P13" style:family="paragraph" style:parent-style-name="Standard">
      <style:text-properties fo:color="#808080" officeooo:rsid="0018af73" officeooo:paragraph-rsid="0018af73"/>
    </style:style>
    <style:style style:name="P14" style:family="paragraph" style:parent-style-name="Standard">
      <style:text-properties fo:color="#808080" fo:font-size="12pt" officeooo:rsid="0018af73" officeooo:paragraph-rsid="0018af73" style:font-size-asian="12pt" style:font-size-complex="12pt"/>
    </style:style>
    <style:style style:name="P15" style:family="paragraph" style:parent-style-name="Standard">
      <style:text-properties fo:color="#000000" fo:font-weight="bold" officeooo:paragraph-rsid="0018af73" fo:background-color="#ffff00" style:font-weight-asian="bold" style:font-weight-complex="bold"/>
    </style:style>
    <style:style style:name="P16" style:family="paragraph" style:parent-style-name="Standard">
      <style:text-properties fo:color="#000000" fo:font-size="12pt" officeooo:rsid="001a74af" officeooo:paragraph-rsid="001a74af" style:font-size-asian="12pt" style:font-size-complex="12pt"/>
    </style:style>
    <style:style style:name="P17" style:family="paragraph" style:parent-style-name="Standard">
      <style:text-properties fo:color="#000000" fo:font-size="12pt" fo:font-weight="bold" officeooo:paragraph-rsid="001a0ded" fo:background-color="#f6f9d4" style:font-size-asian="12pt" style:font-weight-asian="bold" style:font-size-complex="12pt" style:font-weight-complex="bold"/>
    </style:style>
    <style:style style:name="P18" style:family="paragraph" style:parent-style-name="Standard">
      <style:text-properties fo:color="#000000" fo:font-size="12pt" fo:font-weight="bold" officeooo:rsid="00216574" officeooo:paragraph-rsid="00216574" style:font-size-asian="12pt" style:font-weight-asian="bold" style:font-size-complex="12pt" style:font-weight-complex="bold"/>
    </style:style>
    <style:style style:name="P19" style:family="paragraph" style:parent-style-name="Standard">
      <style:text-properties fo:font-size="12pt" officeooo:paragraph-rsid="0018af73" style:font-size-asian="12pt" style:font-size-complex="12pt"/>
    </style:style>
    <style:style style:name="P20" style:family="paragraph" style:parent-style-name="Standard">
      <style:text-properties fo:font-size="12pt" officeooo:rsid="001d5c0e" officeooo:paragraph-rsid="001d5c0e" style:font-size-asian="12pt" style:font-size-complex="12pt"/>
    </style:style>
    <style:style style:name="T1" style:family="text">
      <style:text-properties officeooo:rsid="0018af73"/>
    </style:style>
    <style:style style:name="T2" style:family="text">
      <style:text-properties fo:color="#808000"/>
    </style:style>
    <style:style style:name="T3" style:family="text">
      <style:text-properties fo:color="#808000" officeooo:rsid="0018af73"/>
    </style:style>
    <style:style style:name="T4" style:family="text">
      <style:text-properties fo:color="#808000" fo:font-size="12pt" officeooo:rsid="0018af73" style:font-size-asian="12pt" style:font-size-complex="12pt"/>
    </style:style>
    <style:style style:name="T5" style:family="text">
      <style:text-properties fo:color="#808000" fo:font-size="12pt" officeooo:rsid="001d5c0e" style:font-size-asian="12pt" style:font-size-complex="12pt"/>
    </style:style>
    <style:style style:name="T6" style:family="text">
      <style:text-properties fo:color="#c0c0c0"/>
    </style:style>
    <style:style style:name="T7" style:family="text">
      <style:text-properties fo:color="#c0c0c0" officeooo:rsid="0018af73"/>
    </style:style>
    <style:style style:name="T8" style:family="text">
      <style:text-properties fo:color="#c0c0c0" fo:font-size="12pt" officeooo:rsid="0018af73" style:font-size-asian="12pt" style:font-size-complex="12pt"/>
    </style:style>
    <style:style style:name="T9" style:family="text">
      <style:text-properties fo:color="#c0c0c0" fo:font-size="12pt" officeooo:rsid="001d5c0e" style:font-size-asian="12pt" style:font-size-complex="12pt"/>
    </style:style>
    <style:style style:name="T10" style:family="text">
      <style:text-properties fo:color="#00677c"/>
    </style:style>
    <style:style style:name="T11" style:family="text">
      <style:text-properties fo:color="#00677c" fo:font-weight="bold"/>
    </style:style>
    <style:style style:name="T12" style:family="text">
      <style:text-properties fo:color="#00677c" fo:font-weight="bold" officeooo:rsid="0018af73"/>
    </style:style>
    <style:style style:name="T13" style:family="text">
      <style:text-properties fo:color="#00677c" fo:font-size="12pt" fo:font-weight="bold" officeooo:rsid="0018af73" style:font-size-asian="12pt" style:font-size-complex="12pt"/>
    </style:style>
    <style:style style:name="T14" style:family="text">
      <style:text-properties fo:color="#00677c" fo:font-size="12pt" fo:font-weight="bold" officeooo:rsid="001d5c0e" style:font-size-asian="12pt" style:font-size-complex="12pt"/>
    </style:style>
    <style:style style:name="T15" style:family="text">
      <style:text-properties fo:color="#ce5c00"/>
    </style:style>
    <style:style style:name="T16" style:family="text">
      <style:text-properties fo:color="#ce5c00" officeooo:rsid="0018af73"/>
    </style:style>
    <style:style style:name="T17" style:family="text">
      <style:text-properties fo:color="#ce5c00" officeooo:rsid="001f1444"/>
    </style:style>
    <style:style style:name="T18" style:family="text">
      <style:text-properties fo:color="#ce5c00" officeooo:rsid="001bc4f7"/>
    </style:style>
    <style:style style:name="T19" style:family="text">
      <style:text-properties fo:color="#ce5c00" fo:font-size="12pt" officeooo:rsid="0018af73" style:font-size-asian="12pt" style:font-size-complex="12pt"/>
    </style:style>
    <style:style style:name="T20" style:family="text">
      <style:text-properties fo:color="#ce5c00" fo:font-size="12pt" officeooo:rsid="001f1444" style:font-size-asian="12pt" style:font-size-complex="12pt"/>
    </style:style>
    <style:style style:name="T21" style:family="text">
      <style:text-properties fo:color="#000080"/>
    </style:style>
    <style:style style:name="T22" style:family="text">
      <style:text-properties fo:color="#800080"/>
    </style:style>
    <style:style style:name="T23" style:family="text">
      <style:text-properties fo:color="#092e64"/>
    </style:style>
    <style:style style:name="T24" style:family="text">
      <style:text-properties fo:color="#092e64" officeooo:rsid="0018af73"/>
    </style:style>
    <style:style style:name="T25" style:family="text">
      <style:text-properties fo:color="#092e64" fo:font-size="12pt" officeooo:rsid="0018af73" style:font-size-asian="12pt" style:font-size-complex="12pt"/>
    </style:style>
    <style:style style:name="T26" style:family="text">
      <style:text-properties fo:color="#092e64" fo:font-size="12pt" officeooo:rsid="001d5c0e" style:font-size-asian="12pt" style:font-size-complex="12pt"/>
    </style:style>
    <style:style style:name="T27" style:family="text">
      <style:text-properties fo:color="#800000"/>
    </style:style>
    <style:style style:name="T28" style:family="text">
      <style:text-properties officeooo:rsid="001a0ded"/>
    </style:style>
    <style:style style:name="T29" style:family="text">
      <style:text-properties officeooo:rsid="001bc4f7"/>
    </style:style>
    <style:style style:name="T30" style:family="text">
      <style:text-properties officeooo:rsid="001f1444"/>
    </style:style>
    <style:style style:name="T31" style:family="text">
      <style:text-properties fo:color="#000000" officeooo:rsid="001f1444"/>
    </style:style>
    <style:style style:name="T32" style:family="text">
      <style:text-properties fo:color="#000000" officeooo:rsid="001bc4f7"/>
    </style:style>
    <style:style style:name="T33" style:family="text">
      <style:text-properties fo:color="#000000" fo:font-size="12pt" officeooo:rsid="001f1444" style:font-size-asian="12pt" style:font-size-complex="12pt"/>
    </style:style>
    <style:style style:name="T34" style:family="text">
      <style:text-properties fo:color="#000000" fo:font-size="12pt" officeooo:rsid="001bc4f7" style:font-size-asian="12pt" style:font-size-complex="12pt"/>
    </style:style>
    <style:style style:name="T35" style:family="text">
      <style:text-properties fo:color="#000000" style:font-name="Liberation Mono" officeooo:rsid="0022c875" style:font-name-asian="Noto Sans Mono CJK SC" style:font-name-complex="Liberation Mono"/>
    </style:style>
    <style:style style:name="T36" style:family="text">
      <style:text-properties fo:color="#000000" style:font-name="Liberation Mono" fo:font-size="12pt" officeooo:rsid="0022c875" style:font-name-asian="Noto Sans Mono CJK SC" style:font-size-asian="12pt" style:font-name-complex="Liberation Mono" style:font-size-complex="12pt"/>
    </style:style>
    <style:style style:name="T37" style:family="text">
      <style:text-properties fo:color="#ff0000" officeooo:rsid="001f1444"/>
    </style:style>
    <style:style style:name="T38" style:family="text">
      <style:text-properties fo:color="#ff0000" fo:font-weight="bold" officeooo:rsid="001f1444" style:font-weight-asian="bold" style:font-weight-complex="bold"/>
    </style:style>
    <style:style style:name="T39" style:family="text">
      <style:text-properties fo:font-size="12pt" style:font-size-asian="12pt" style:font-size-complex="12pt"/>
    </style:style>
    <style:style style:name="T40" style:family="text">
      <style:text-properties fo:font-size="12pt" officeooo:rsid="001d5c0e" style:font-size-asian="12pt" style:font-size-complex="12pt"/>
    </style:style>
    <style:style style:name="T41" style:family="text">
      <style:text-properties fo:font-size="12pt" officeooo:rsid="001f1444" style:font-size-asian="12pt" style:font-size-complex="12pt"/>
    </style:style>
    <style:style style:name="T42" style:family="text">
      <style:text-properties fo:font-size="12pt" officeooo:rsid="0022c875" style:font-size-asian="12pt" style:font-size-complex="12pt"/>
    </style:style>
    <style:style style:name="T43" style:family="text">
      <style:text-properties fo:font-size="12pt" fo:background-color="#f6f9d4" loext:char-shading-value="0" style:font-size-asian="12pt" style:font-size-complex="12pt"/>
    </style:style>
    <style:style style:name="T44" style:family="text">
      <style:text-properties fo:font-size="12pt" fo:background-color="#f6f9d4" loext:char-shading-value="0" style:font-size-asian="12pt" style:font-size-complex="12pt"/>
    </style:style>
    <style:style style:name="T45" style:family="text">
      <style:text-properties officeooo:rsid="0022c875"/>
    </style:style>
    <style:style style:name="T46" style:family="text">
      <style:text-properties style:font-name="Liberation Mono" fo:font-size="12pt" officeooo:rsid="0022c875" style:font-name-asian="Noto Sans Mono CJK SC" style:font-size-asian="12pt" style:font-name-complex="Liberation Mono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void</text:span><text:span text:style-name="T6"> </text:span><text:span text:style-name="T11">rtpRecvThread</text:span>(<text:span text:style-name="T2">void</text:span><text:span text:style-name="T6"> </text:span><text:span text:style-name="T2">const</text:span><text:span text:style-name="T6"> </text:span>*<text:span text:style-name="T23">arg</text:span>) <text:s text:c="2"/><text:span text:style-name="T38">нигде не вызывается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>Где инициализируются светодиоды?</text:p>
      <text:p text:style-name="P14"/>
      <text:p text:style-name="P14">Где инициализируются рычаги?</text:p>
      <text:p text:style-name="P14"/>
      <text:p text:style-name="P14">Разбор конфига – в какие структуры записываются данные?</text:p>
      <text:p text:style-name="P13"/>
      <text:p text:style-name="P15"><text:span text:style-name="T28">AUDIO</text:span></text:p>
      <text:p text:style-name="P16"><text:span text:style-name="T1">С</text:span>оздаются 4 семафора</text:p>
      <text:p text:style-name="P4"><text:span text:style-name="T2">static</text:span><text:span text:style-name="T6"> </text:span><text:span text:style-name="T22">osSemaphoreId</text:span><text:span text:style-name="T6"> </text:span><text:span text:style-name="T15">semaphoreRxFullId</text:span>;</text:p>
      <text:p text:style-name="P11"><text:span text:style-name="T2">static</text:span><text:span text:style-name="T6"> </text:span><text:span text:style-name="T22">osSemaphoreId</text:span><text:span text:style-name="T6"> </text:span><text:span text:style-name="T15">semaphoreRxHalfId</text:span>;</text:p>
      <text:p text:style-name="P11"><text:span text:style-name="T2">static</text:span><text:span text:style-name="T6"> </text:span><text:span text:style-name="T22">osSemaphoreId</text:span><text:span text:style-name="T6"> </text:span><text:span text:style-name="T15">semaphoreTxFullId</text:span>;</text:p>
      <text:p text:style-name="P11"><text:span text:style-name="T2">static</text:span><text:span text:style-name="T6"> </text:span><text:span text:style-name="T22">osSemaphoreId</text:span><text:span text:style-name="T6"> </text:span><text:span text:style-name="T15">semaphoreTxHalfId</text:span>;</text:p>
      <text:p text:style-name="P19"/>
      <text:p text:style-name="P20">Запускаются 8 потоков</text:p>
      <text:p text:style-name="P5"><text:span text:style-name="T2">_Noreturn</text:span><text:span text:style-name="T6"> </text:span><text:span text:style-name="T2">void</text:span><text:span text:style-name="T6"> </text:span><text:span text:style-name="T11">sendHalfThread</text:span>(<text:span text:style-name="T2">void</text:span><text:span text:style-name="T6"> </text:span><text:span text:style-name="T2">const</text:span><text:span text:style-name="T6"> </text:span>*<text:span text:style-name="T23">arg</text:span>)</text:p>
      <text:p text:style-name="P5"><text:span text:style-name="T2">_Noreturn</text:span><text:span text:style-name="T6"> </text:span><text:span text:style-name="T2">void</text:span><text:span text:style-name="T6"> </text:span><text:span text:style-name="T11">sendFullThread</text:span>(<text:span text:style-name="T2">void</text:span><text:span text:style-name="T6"> </text:span><text:span text:style-name="T2">const</text:span><text:span text:style-name="T6"> </text:span>*<text:span text:style-name="T23">arg</text:span>)</text:p>
      <text:p text:style-name="P8"><text:span text:style-name="T5">void</text:span><text:span text:style-name="T9"> </text:span><text:span text:style-name="T14">threadAudioTxHalf</text:span><text:span text:style-name="T40">(</text:span><text:span text:style-name="T5">void</text:span><text:span text:style-name="T9"> </text:span><text:span text:style-name="T5">const</text:span><text:span text:style-name="T9"> </text:span><text:span text:style-name="T40">*</text:span><text:span text:style-name="T26">arg</text:span><text:span text:style-name="T40">) <text:s text:c="11"/></text:span><text:span text:style-name="T41">В потоке </text:span><text:span text:style-name="T46">захватывается</text:span><text:span text:style-name="T41"> семафор <text:s/></text:span><text:span text:style-name="T19">semaphoreTxHalfId</text:span></text:p>
      <text:p text:style-name="P7"><text:span text:style-name="T3">void</text:span><text:span text:style-name="T7"> </text:span><text:span text:style-name="T12">threadAudioTxFull</text:span><text:span text:style-name="T16">(</text:span><text:span text:style-name="T3">void</text:span><text:span text:style-name="T7"> </text:span><text:span text:style-name="T3">const</text:span><text:span text:style-name="T7"> </text:span><text:span text:style-name="T16">*</text:span><text:span text:style-name="T24">arg</text:span><text:span text:style-name="T16">) <text:s text:c="11"/></text:span><text:span text:style-name="T31">В потоке </text:span><text:span text:style-name="T35">захватывается</text:span><text:span text:style-name="T31"> семафор</text:span><text:span text:style-name="T17"> <text:s/>semaphoreTxFullId</text:span></text:p>
      <text:p text:style-name="P6"><text:span text:style-name="T3">_Noreturn</text:span><text:span text:style-name="T7"> </text:span><text:span text:style-name="T3">void</text:span><text:span text:style-name="T7"> </text:span><text:span text:style-name="T12">timerForMixAudio</text:span><text:span text:style-name="T16">(</text:span><text:span text:style-name="T3">void</text:span><text:span text:style-name="T7"> </text:span><text:span text:style-name="T3">const</text:span><text:span text:style-name="T7"> </text:span><text:span text:style-name="T16">*</text:span><text:span text:style-name="T24">arg</text:span><text:span text:style-name="T16">)</text:span></text:p>
      <text:p text:style-name="P9"><text:span text:style-name="T4">void</text:span><text:span text:style-name="T8"> </text:span><text:span text:style-name="T13">threadAudioRxFull</text:span><text:span text:style-name="T19">(</text:span><text:span text:style-name="T4">void</text:span><text:span text:style-name="T8"> </text:span><text:span text:style-name="T4">const</text:span><text:span text:style-name="T8"> </text:span><text:span text:style-name="T19">*</text:span><text:span text:style-name="T25">arg</text:span><text:span text:style-name="T19">) <text:s text:c="11"/></text:span><text:span text:style-name="T33">В потоке </text:span><text:span text:style-name="T36">захватывается</text:span><text:span text:style-name="T33"> семафор</text:span><text:span text:style-name="T20"> <text:s/></text:span><text:span text:style-name="T19">semaphoreRxFullId <text:s text:c="25"/></text:span></text:p>
      <text:p text:style-name="P7"><text:span text:style-name="T3">void</text:span><text:span text:style-name="T7"> </text:span><text:span text:style-name="T12">threadAudioRxHalf</text:span><text:span text:style-name="T16">(</text:span><text:span text:style-name="T3">void</text:span><text:span text:style-name="T7"> </text:span><text:span text:style-name="T3">const</text:span><text:span text:style-name="T7"> </text:span><text:span text:style-name="T16">*</text:span><text:span text:style-name="T24">arg</text:span><text:span text:style-name="T16">) <text:s text:c="11"/></text:span><text:span text:style-name="T31">В потоке </text:span><text:span text:style-name="T35">захватывается</text:span><text:span text:style-name="T31"> семафор</text:span><text:span text:style-name="T17"> <text:s/>semaphoreRxHalfId</text:span></text:p>
      <text:p text:style-name="P6"><text:span text:style-name="T3">_Noreturn</text:span><text:span text:style-name="T7"> </text:span><text:span text:style-name="T3">void</text:span><text:span text:style-name="T7"> </text:span><text:span text:style-name="T12">lostPackThread</text:span><text:span text:style-name="T16">(</text:span><text:span text:style-name="T3">void</text:span><text:span text:style-name="T7"> </text:span><text:span text:style-name="T3">const</text:span><text:span text:style-name="T7"> </text:span><text:span text:style-name="T16">*</text:span><text:span text:style-name="T24">arg</text:span><text:span text:style-name="T16">)</text:span></text:p>
      <text:p text:style-name="P2"/>
      <text:p text:style-name="P1"/>
      <text:p text:style-name="P17"><text:span text:style-name="T28">Семафоры сбрасываются в каллбек</text:span><text:span text:style-name="T29">ах</text:span></text:p>
      <text:p text:style-name="P17"/>
      <text:p text:style-name="P3"><text:span text:style-name="T2">void</text:span><text:span text:style-name="T6"> </text:span><text:span text:style-name="T11">HAL_SAI_TxCpltCallback</text:span>(<text:span text:style-name="T22">SAI_HandleTypeDef</text:span><text:span text:style-name="T6"> </text:span>*<text:span text:style-name="T23">hOutSai</text:span>)</text:p>
      <text:p text:style-name="P12">{</text:p>
      <text:p text:style-name="P12"><text:span text:style-name="T6"><text:s text:c="4"/></text:span><text:span text:style-name="T2">if</text:span><text:span text:style-name="T6"> </text:span>(<text:span text:style-name="T23">hOutSai</text:span>-&gt;<text:span text:style-name="T27">Instance</text:span><text:span text:style-name="T6"> </text:span>==<text:span text:style-name="T6"> </text:span><text:span text:style-name="T21">SAI1_Block_A</text:span>)<text:span text:style-name="T6"> </text:span>{</text:p>
      <text:p text:style-name="P12"><text:span text:style-name="T6"><text:s text:c="8"/></text:span><text:span text:style-name="T10">osSemaphoreRelease</text:span>(<text:span text:style-name="T15">semaphoreTxFullId</text:span>);</text:p>
      <text:p text:style-name="P12"><text:span text:style-name="T6"><text:s text:c="4"/></text:span>}</text:p>
      <text:p text:style-name="P12">}</text:p>
      <text:p text:style-name="P3"><text:span text:style-name="T2">void</text:span><text:span text:style-name="T6"> </text:span><text:span text:style-name="T11">HAL_SAI_TxHalfCpltCallback</text:span>(<text:span text:style-name="T22">SAI_HandleTypeDef</text:span><text:span text:style-name="T6"> </text:span>*<text:span text:style-name="T23">hOutSai</text:span>)</text:p>
      <text:p text:style-name="P12">{</text:p>
      <text:p text:style-name="P12"><text:span text:style-name="T6"><text:s text:c="4"/></text:span><text:span text:style-name="T2">if</text:span><text:span text:style-name="T6"> </text:span>(<text:span text:style-name="T23">hOutSai</text:span>-&gt;<text:span text:style-name="T27">Instance</text:span><text:span text:style-name="T6"> </text:span>==<text:span text:style-name="T6"> </text:span><text:span text:style-name="T21">SAI1_Block_A</text:span>)<text:span text:style-name="T6"> </text:span>{</text:p>
      <text:p text:style-name="P12"><text:span text:style-name="T6"><text:s text:c="8"/></text:span><text:span text:style-name="T10">osSemaphoreRelease</text:span>(<text:span text:style-name="T15">semaphoreTxHalfId</text:span>);</text:p>
      <text:p text:style-name="P12"><text:span text:style-name="T6"><text:s text:c="4"/></text:span>}</text:p>
      <text:p text:style-name="P12">}</text:p>
      <text:p text:style-name="P3"><text:span text:style-name="T2">void</text:span><text:span text:style-name="T6"> </text:span><text:span text:style-name="T11">HAL_SAI_RxCpltCallback</text:span>(<text:span text:style-name="T22">SAI_HandleTypeDef</text:span><text:span text:style-name="T6"> </text:span>*<text:span text:style-name="T23">hInSai</text:span>)</text:p>
      <text:p text:style-name="P12">{</text:p>
      <text:p text:style-name="P12"><text:span text:style-name="T6"><text:s text:c="4"/></text:span><text:span text:style-name="T2">if</text:span><text:span text:style-name="T6"> </text:span>(<text:span text:style-name="T23">hInSai</text:span>-&gt;<text:span text:style-name="T27">Instance</text:span><text:span text:style-name="T6"> </text:span>==<text:span text:style-name="T6"> </text:span><text:span text:style-name="T21">SAI1_Block_B</text:span>)<text:span text:style-name="T6"> </text:span>{</text:p>
      <text:p text:style-name="P12"><text:span text:style-name="T6"><text:s text:c="8"/></text:span><text:span text:style-name="T10">osSemaphoreRelease</text:span>(<text:span text:style-name="T15">semaphoreRxFullId</text:span>);</text:p>
      <text:p text:style-name="P12"><text:span text:style-name="T6"><text:s text:c="4"/></text:span>}</text:p>
      <text:p text:style-name="P10">}</text:p>
      <text:p text:style-name="P12"><text:span text:style-name="T2">void</text:span><text:span text:style-name="T6"> </text:span><text:span text:style-name="T11">HAL_SAI_RxHalfCpltCallback</text:span>(<text:span text:style-name="T22">SAI_HandleTypeDef</text:span><text:span text:style-name="T6"> </text:span>*<text:span text:style-name="T23">hInSai</text:span>)</text:p>
      <text:p text:style-name="P12"><text:soft-page-break/>{</text:p>
      <text:p text:style-name="P12"><text:span text:style-name="T6"><text:s text:c="4"/></text:span><text:span text:style-name="T2">if</text:span><text:span text:style-name="T6"> </text:span>(<text:span text:style-name="T23">hInSai</text:span>-&gt;<text:span text:style-name="T27">Instance</text:span><text:span text:style-name="T6"> </text:span>==<text:span text:style-name="T6"> </text:span><text:span text:style-name="T21">SAI1_Block_B</text:span>)<text:span text:style-name="T6"> </text:span>{</text:p>
      <text:p text:style-name="P12"><text:span text:style-name="T6"><text:s text:c="8"/></text:span><text:span text:style-name="T10">osSemaphoreRelease</text:span>(<text:span text:style-name="T15">semaphoreRxHalfId</text:span>);</text:p>
      <text:p text:style-name="P12"><text:span text:style-name="T6"><text:s text:c="4"/></text:span>}</text:p>
      <text:p text:style-name="P12">}</text:p>
      <text:p text:style-name="P14"/>
      <text:p text:style-name="P18">Семафоры нигде не устанавливаются !!!</text:p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354in" fo:page-height="11.6929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16.5354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8T09:58:12.901286804</meta:creation-date>
    <dc:date>2022-06-28T12:39:52.193472006</dc:date>
    <meta:editing-duration>PT39M25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2" meta:paragraph-count="45" meta:word-count="152" meta:character-count="1668" meta:non-whitespace-character-count="1420"/>
  </office:meta>
</office:document-meta>
</file>